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officeooo:rsid="0018dc34" officeooo:paragraph-rsid="0018dc34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rsid="001a098c" officeooo:paragraph-rsid="001a098c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1ab975" officeooo:paragraph-rsid="001a098c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1ab975" officeooo:paragraph-rsid="001ab975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1ab975" officeooo:paragraph-rsid="001c1dcf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rsid="001c1dcf" officeooo:paragraph-rsid="001c1dcf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rsid="001c1dcf" officeooo:paragraph-rsid="0024be1d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bold" officeooo:rsid="0018dc34" officeooo:paragraph-rsid="0018dc3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fo:font-weight="bold" officeooo:rsid="0018dc34" officeooo:paragraph-rsid="0018dc3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fo:font-weight="bold" officeooo:rsid="0018dc34" officeooo:paragraph-rsid="00264efc" style:font-size-asian="14pt" style:font-weight-asian="bold" style:font-size-complex="14pt" style:font-weight-complex="bold"/>
    </style:style>
    <style:style style:name="P11" style:family="paragraph" style:parent-style-name="Standard" style:master-page-name="">
      <style:paragraph-properties fo:margin-left="3.6cm" fo:margin-right="0cm" fo:text-align="justify" style:justify-single-word="false" fo:text-indent="0cm" style:auto-text-indent="false" style:page-number="auto"/>
      <style:text-properties style:font-name="Arial" fo:font-size="12pt" officeooo:rsid="001ab975" officeooo:paragraph-rsid="001ab975" style:font-size-asian="12pt" style:font-size-complex="12pt"/>
    </style:style>
    <style:style style:name="P12" style:family="paragraph" style:parent-style-name="Standard" style:master-page-name="">
      <style:paragraph-properties fo:margin-left="3.6cm" fo:margin-right="0cm" fo:text-align="justify" style:justify-single-word="false" fo:text-indent="0cm" style:auto-text-indent="false" style:page-number="auto"/>
      <style:text-properties style:font-name="Arial" fo:font-size="12pt" officeooo:rsid="001ab975" officeooo:paragraph-rsid="001c1dcf" style:font-size-asian="12pt" style:font-size-complex="12pt"/>
    </style:style>
    <style:style style:name="P13" style:family="paragraph" style:parent-style-name="Standard" style:master-page-name="">
      <style:paragraph-properties fo:margin-left="3.6cm" fo:margin-right="0cm" fo:text-align="justify" style:justify-single-word="false" fo:text-indent="0cm" style:auto-text-indent="false" style:page-number="auto"/>
      <style:text-properties style:font-name="Arial" fo:font-size="12pt" officeooo:rsid="001c1dcf" officeooo:paragraph-rsid="001c1dcf" style:font-size-asian="12pt" style:font-size-complex="12pt"/>
    </style:style>
    <style:style style:name="P14" style:family="paragraph" style:parent-style-name="Standard">
      <style:paragraph-properties fo:margin-left="3.6cm" fo:margin-right="0cm" fo:text-align="justify" style:justify-single-word="false" fo:text-indent="0cm" style:auto-text-indent="false"/>
      <style:text-properties style:font-name="Arial" fo:font-size="12pt" officeooo:rsid="001ab975" officeooo:paragraph-rsid="001ab975" style:font-size-asian="12pt" style:font-size-complex="12pt"/>
    </style:style>
    <style:style style:name="P15" style:family="paragraph" style:parent-style-name="Standard">
      <style:paragraph-properties fo:margin-left="3.6cm" fo:margin-right="0cm" fo:text-align="justify" style:justify-single-word="false" fo:text-indent="0cm" style:auto-text-indent="false"/>
      <style:text-properties style:font-name="Arial" fo:font-size="12pt" officeooo:rsid="001ab975" officeooo:paragraph-rsid="001c1dcf" style:font-size-asian="12pt" style:font-size-complex="12pt"/>
    </style:style>
    <style:style style:name="P16" style:family="paragraph" style:parent-style-name="Standard">
      <style:paragraph-properties fo:margin-left="3.6cm" fo:margin-right="0cm" fo:text-align="justify" style:justify-single-word="false" fo:text-indent="0cm" style:auto-text-indent="false"/>
      <style:text-properties style:font-name="Arial" fo:font-size="12pt" officeooo:rsid="001c1dcf" officeooo:paragraph-rsid="001c1dcf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4pt" fo:font-weight="bold" officeooo:rsid="00264efc" officeooo:paragraph-rsid="0018dc3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officeooo:rsid="0024be1d" officeooo:paragraph-rsid="002a4ab0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officeooo:rsid="0024be1d" officeooo:paragraph-rsid="001c1dcf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officeooo:rsid="0018dc34" officeooo:paragraph-rsid="0018dc34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weight="bold" officeooo:rsid="0018dc34" officeooo:paragraph-rsid="0018dc34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bold" officeooo:rsid="002dac98" officeooo:paragraph-rsid="002dac98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weight="normal" officeooo:rsid="001c1dcf" officeooo:paragraph-rsid="0024be1d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officeooo:paragraph-rsid="002cd481"/>
    </style:style>
    <style:style style:name="P25" style:family="paragraph" style:parent-style-name="Text_20_body" style:list-style-name="L1">
      <style:paragraph-properties fo:text-align="justify" style:justify-single-word="false"/>
      <style:text-properties style:font-name="Arial" fo:font-size="12pt" officeooo:paragraph-rsid="0018dc34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2pt" officeooo:rsid="0018dc34" officeooo:paragraph-rsid="0018dc34" style:font-size-asian="12pt" style:font-size-complex="12pt"/>
    </style:style>
    <style:style style:name="P27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font-name="Arial" fo:font-size="12pt" officeooo:paragraph-rsid="00264efc" style:font-size-asian="12pt" style:font-size-complex="12pt"/>
    </style:style>
    <style:style style:name="T1" style:family="text">
      <style:text-properties officeooo:rsid="001ab975"/>
    </style:style>
    <style:style style:name="T2" style:family="text">
      <style:text-properties officeooo:rsid="001c1dcf"/>
    </style:style>
    <style:style style:name="T3" style:family="text">
      <style:text-properties fo:color="#ff3333" fo:font-style="italic" fo:font-weight="bold" officeooo:rsid="001c1dcf" fo:background-color="#ffffff" loext:char-shading-value="0" style:font-style-asian="italic" style:font-weight-asian="bold" style:font-style-complex="italic" style:font-weight-complex="bold"/>
    </style:style>
    <style:style style:name="T4" style:family="text">
      <style:text-properties fo:color="#009933" fo:font-weight="bold" officeooo:rsid="001c1dcf" style:font-weight-asian="bold" style:font-weight-complex="bold"/>
    </style:style>
    <style:style style:name="T5" style:family="text">
      <style:text-properties officeooo:rsid="001e9e08"/>
    </style:style>
    <style:style style:name="T6" style:family="text">
      <style:text-properties officeooo:rsid="002097fa"/>
    </style:style>
    <style:style style:name="T7" style:family="text">
      <style:text-properties officeooo:rsid="00221ff4"/>
    </style:style>
    <style:style style:name="T8" style:family="text">
      <style:text-properties officeooo:rsid="002400f8"/>
    </style:style>
    <style:style style:name="T9" style:family="text">
      <style:text-properties officeooo:rsid="0024be1d"/>
    </style:style>
    <style:style style:name="T10" style:family="text">
      <style:text-properties officeooo:rsid="00264efc"/>
    </style:style>
    <style:style style:name="T11" style:family="text">
      <style:text-properties style:font-name="Arial" fo:font-size="12pt" officeooo:rsid="002400f8" style:font-size-asian="12pt" style:font-size-complex="12pt"/>
    </style:style>
    <style:style style:name="T12" style:family="text">
      <style:text-properties style:font-name="Arial" fo:font-size="12pt" officeooo:rsid="001a098c" style:font-size-asian="12pt" style:font-size-complex="12pt"/>
    </style:style>
    <style:style style:name="T13" style:family="text">
      <style:text-properties style:font-name="Arial" fo:font-size="12pt" officeooo:rsid="0021ecf1" style:font-size-asian="12pt" style:font-size-complex="12pt"/>
    </style:style>
    <style:style style:name="T14" style:family="text">
      <style:text-properties style:font-name="Arial" fo:font-size="12pt" officeooo:rsid="0024be1d" style:font-size-asian="12pt" style:font-size-complex="12pt"/>
    </style:style>
    <style:style style:name="T15" style:family="text">
      <style:text-properties style:font-name="Arial" fo:font-size="12pt" officeooo:rsid="002cd481" style:font-size-asian="12pt" style:font-size-complex="12pt"/>
    </style:style>
    <style:style style:name="T16" style:family="text">
      <style:text-properties style:font-name="Arial" fo:font-size="12pt" fo:font-weight="bold" officeooo:rsid="002400f8" style:font-size-asian="12pt" style:font-weight-asian="bold" style:font-size-complex="12pt" style:font-weight-complex="bold"/>
    </style:style>
    <style:style style:name="T17" style:family="text">
      <style:text-properties style:font-name="Arial" fo:font-size="12pt" fo:font-weight="bold" officeooo:rsid="001a098c" style:font-size-asian="12pt" style:font-weight-asian="bold" style:font-size-complex="12pt" style:font-weight-complex="bold"/>
    </style:style>
    <style:style style:name="T18" style:family="text">
      <style:text-properties style:font-name="Arial" fo:font-size="12pt" fo:font-weight="bold" officeooo:rsid="002cd481" style:font-size-asian="12pt" style:font-weight-asian="bold" style:font-size-complex="12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4be1d" style:font-weight-asian="bold" style:font-weight-complex="bold"/>
    </style:style>
    <style:style style:name="T21" style:family="text">
      <style:text-properties fo:font-weight="bold" officeooo:rsid="0027b60b" style:font-weight-asian="bold" style:font-weight-complex="bold"/>
    </style:style>
    <style:style style:name="T22" style:family="text">
      <style:text-properties fo:font-weight="bold" officeooo:rsid="002a4ab0" style:font-weight-asian="bold" style:font-weight-complex="bold"/>
    </style:style>
    <style:style style:name="T23" style:family="text">
      <style:text-properties fo:font-weight="bold" officeooo:rsid="002a7774" style:font-weight-asian="bold" style:font-weight-complex="bold"/>
    </style:style>
    <style:style style:name="T24" style:family="text">
      <style:text-properties officeooo:rsid="0027b60b"/>
    </style:style>
    <style:style style:name="T25" style:family="text">
      <style:text-properties officeooo:rsid="002a4ab0"/>
    </style:style>
    <style:style style:name="T26" style:family="text">
      <style:text-properties officeooo:rsid="002a7774"/>
    </style:style>
    <style:style style:name="T27" style:family="text">
      <style:text-properties officeooo:rsid="002dac98"/>
    </style:style>
    <style:style style:name="T28" style:family="text">
      <style:text-properties officeooo:rsid="002ec48f"/>
    </style:style>
    <style:style style:name="T29" style:family="text">
      <style:text-properties officeooo:rsid="00302423"/>
    </style:style>
    <text:list-style style:name="L1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nderson Andrei da Silva, 8944025</text:p>
      <text:p text:style-name="P9"/>
      <text:p text:style-name="P10">Relatório EP1- Conjectura de Collatz</text:p>
      <text:p text:style-name="P1"/>
      <text:p text:style-name="P22">1.0 CONJECTURA DE COLLATZ</text:p>
      <text:p text:style-name="P22"/>
      <text:p text:style-name="P26">Considere a seguinte operação em um número inteiro positivo arbitrário <text:span text:style-name="T5">t</text:span>al que:</text:p>
      <text:list xml:id="list8452526932178814347" text:style-name="L1">
        <text:list-item>
          <text:p text:style-name="P27">Se o número é par, divida-o por 2; </text:p>
        </text:list-item>
        <text:list-item>
          <text:p text:style-name="P25">Se é ímpar, multiplique-o por 3 e some 1.</text:p>
        </text:list-item>
      </text:list>
      <text:p text:style-name="P1"><text:tab/><text:span text:style-name="T28">A conjectura</text:span> diz que se aplicarmos repetidas vezes a função ac<text:span text:style-name="T28">i</text:span>ma em um número interiro, vamos, necessariamente, convergir para 1 ( onde a função é esta<text:span text:style-name="T28">c</text:span>ionária).</text:p>
      <text:p text:style-name="P1"/>
      <text:p text:style-name="P8"><text:span text:style-name="T27">2.0 TRATAMENTO DE DADOS</text:span></text:p>
      <text:p text:style-name="P1"/>
      <text:p text:style-name="P1"><text:tab/>Como para cada n ímpar que recebermos teremos que multiplicá-lo por 3 e somar 1, prevê-se que este número, se já arbitrariamente grande, ficará maior ainda, podendo então exceder a capacidade de armazenamento da memório RAM do computador, que é limitada.</text:p>
      <text:p text:style-name="P1"><text:tab/></text:p>
      <text:p text:style-name="P1"><text:tab/>A fim de tratar esse problema foram aplicados dois métodos:</text:p>
      <text:p text:style-name="P1"/>
      <text:p text:style-name="P1"><text:tab/><text:span text:style-name="T21">a</text:span><text:span text:style-name="T19">)</text:span> Sabendo que é impossível retardar para sempre o uso total da memória RAM, foi utilizada um tipo de variável que dobrará o valor máximo que seria permitido inicialmente <text:span text:style-name="T8">e não irá considerar números negativos</text:span>, então, ao invés de se utilizar variáve<text:span text:style-name="T5">l do tipo</text:span> int, utilizaremos variáveis do tipo <text:span text:style-name="T8">unsigned </text:span>long int <text:span text:style-name="T5">para armazenar os números da sequência dada pela função de Collatz</text:span>.</text:p>
      <text:p text:style-name="P1"/>
      <text:p text:style-name="P1"><text:tab/><text:span text:style-name="T21">b</text:span><text:span text:style-name="T19">) </text:span>Tratando matemáticamente o problema, se a função f(x) = 3x+1 será utilizada para um <text:span text:style-name="T5">x</text:span> inteiro ímpar, <text:span text:style-name="T5">seja x = k,</text:span> ter<text:span text:style-name="T5">e</text:span>mos então que f(k) = 3k+1, que necessáriamente será um número par, e então em um próximo passo aplicaríamos f(x) = x/2 , <text:span text:style-name="T5">onde x é um inteiro par,</text:span> e então teríamos f(k) = (3k+1)/2 = (3k)/2 + ½ = 1,5k + 0,5.</text:p>
      <text:p text:style-name="P1"><text:tab/>Dessa forma, sabendo que utilizar f(x) = 3x+1 fará com que um k ímpar arbitrariamente grande fique muito maior, utilizaremos a função f(x) = 1,5x + 0,5 de forma que cada vez que usada atualizaremos o contador de iterações em 2, pois estamos “adiantando” um passo, mas então <text:span text:style-name="T5">faremos com</text:span> que aquele k ímpar arbitrariamente grande não fique tão maior como algo na ordem de 3k e sim metade disso, 1,5k.</text:p>
      <text:p text:style-name="P1"/>
      <text:p text:style-name="P2"><text:tab/><text:span text:style-name="T21">c</text:span><text:span text:style-name="T19">)</text:span> A fim de agilizar o processamento dos dados e evitar operações aritméticas repetitivas e portanto desnecessárias será um utilizado um vetor onde cada posição armazenará o próximo valor resultante da função quando o valor daquele índice em questão for posto na função. Dessa forma, se o valor já estiver lá basta olhar qual será o próximo e então ir para a próxima posição até que <text:span text:style-name="T5">o valor seja um ou</text:span> não exista um valor calculado em uma delas, nesse momento será calculado e armazenado. Assim quando for necessário utilizar um valor que eventualmente já tenha sido calculado basta utilizá-lo no vetor e então teremos o seu resultado e respectivamente a sequ<text:span text:style-name="T5">ê</text:span>ncia de n<text:span text:style-name="T5">ú</text:span>meros que parte dele até chegar em 1.</text:p>
      <text:p text:style-name="P1"/>
      <text:p text:style-name="P1"><text:tab/>Novamente, não iremos aqui com esses <text:span text:style-name="T6">3</text:span> métodos sanar o problema da limitação física da memória RAM, apenas desejamos retardar ao máximo o seu esgotamento <text:soft-page-break/>utilizando uma variável com capacidade maior e trabalhando com números razoávelmente menores.</text:p>
      <text:p text:style-name="P1"/>
      <text:p text:style-name="P1"><text:tab/><text:span text:style-name="T29">Usaremos ainda nosso vetor com alocação dinâmica, verificando se foi possível alocar a quantidade de memória necessária para executar o programa, nesse caso, foi estipulado 256 MB.</text:span></text:p>
      <text:p text:style-name="P8"/>
      <text:p text:style-name="P8"><text:span text:style-name="T27">3.0 </text:span>I<text:span text:style-name="T10">MPLEMENTAÇÃO</text:span></text:p>
      <text:p text:style-name="P1"/>
      <text:p text:style-name="P1"><text:tab/>Na implimentação desse programa utilizamos as seguintes funções com seus respectivos escopos:</text:p>
      <text:p text:style-name="P1"/>
      <text:list xml:id="list6799003462976037040" text:style-name="L2">
        <text:list-item>
          <text:p text:style-name="P24"><text:span text:style-name="T16">unsigned long </text:span><text:span text:style-name="T17">int </text:span><text:span text:style-name="T18">collatz</text:span><text:span text:style-name="T17"> (int n) : </text:span><text:span text:style-name="T12">Recebe um inteiro n e verifica se o número recebido é ímpar ou par e então retorna o resultado de f(n) onde f é a função da conjectura de Collatz.</text:span></text:p>
        </text:list-item>
      </text:list>
      <text:p text:style-name="P2"/>
      <text:list xml:id="list234650160884954" text:continue-numbering="true" text:style-name="L2">
        <text:list-item>
          <text:p text:style-name="P24"><text:span text:style-name="T17">void initVetor(</text:span><text:span text:style-name="T18">unsigned </text:span><text:span text:style-name="T17">long int </text:span><text:span text:style-name="T18">*prox</text:span><text:span text:style-name="T17">) :</text:span><text:span text:style-name="T12"> </text:span><text:span text:style-name="T15">Recebe um ponteiro para um vetor de unsigned </text:span><text:span text:style-name="T12">long int </text:span><text:span text:style-name="T11">e</text:span><text:span text:style-name="T12"> ir</text:span><text:span text:style-name="T13">á</text:span><text:span text:style-name="T12"> inicializar as posições </text:span><text:span text:style-name="T14">de 2 até MAX </text:span><text:span text:style-name="T12">do vetor </text:span><text:span text:style-name="T13">com o valor -2</text:span><text:span text:style-name="T12">.</text:span></text:p>
        </text:list-item>
      </text:list>
      <text:p text:style-name="P2"/>
      <text:p text:style-name="P3"><text:tab/><text:span text:style-name="T9">O</text:span> programa se sustenta na utilzação de um vetor que em cada posição guarda o resultado do valor da função aplicada naquele índice, ou seja, cada posição guarda o próximo valor a ser gerado pela função. Dessa forma, uma vez calculada a sequ<text:span text:style-name="T7">ê</text:span>ncia toda a partir de um inteiro x, não será necessário calculá-los novamente, basta apenas percorrer o vetor e será possível encontrar a sequência dada pelas posições do vetor. Ex:</text:p>
      <text:p text:style-name="P3"/>
      <text:p text:style-name="P11">x = 16 : 16 → 8 → 4 → 2 → 1</text:p>
      <text:p text:style-name="P14"/>
      <text:p text:style-name="P14"><text:s text:c="4"/>0 <text:s/>1 <text:s/>2 <text:s text:c="3"/>3 <text:s/>4 <text:s text:c="3"/>5 <text:s text:c="2"/>6 <text:s text:c="2"/>7 <text:s text:c="2"/>8 <text:s text:c="2"/>9 <text:s/>10 11 12 13 14 15 16 17</text:p>
      <text:p text:style-name="P15">v[ <text:s text:c="2"/>| <text:s text:c="3"/>| <text:span text:style-name="T2">1</text:span> | <text:s text:c="3"/>| <text:s text:c="3"/>| <text:s text:c="3"/>| <text:s text:c="3"/>| <text:s text:c="3"/>| <text:span text:style-name="T2">4</text:span> <text:s/>| <text:s text:c="3"/>| <text:s text:c="3"/>| <text:s text:c="3"/>| <text:s text:c="3"/>| <text:s text:c="3"/>| <text:s text:c="3"/>| <text:s text:c="3"/>| <text:s/><text:span text:style-name="T2">8</text:span> | <text:s text:c="4"/>]</text:p>
      <text:p text:style-name="P5"/>
      <text:p text:style-name="P6"><text:tab/>Para tratar as casa vazias, saberemos que elas <text:span text:style-name="T7">assim estão</text:span> quando tiverem o valor -2 nelas, sendo postos no vetor pela função initVetor. E as posições 0 e 1 receberão -1 para se diferirem, pois não são consideradas vazias, mas também não s<text:span text:style-name="T7">er</text:span>ão utilizadas. Então nosso vetor ficará:</text:p>
      <text:p text:style-name="P4"/>
      <text:p text:style-name="P12"><text:s text:c="4"/>0 <text:s text:c="2"/>1 <text:s/>2 <text:s/>3 <text:s/>4 <text:s text:c="2"/>5 6 <text:s/>7 <text:s/>8 <text:s text:c="2"/>9 10 11 12 13 14 15 16 <text:span text:style-name="T24">17</text:span></text:p>
      <text:p text:style-name="P15">v[-<text:span text:style-name="T2">1</text:span>|-<text:span text:style-name="T2">1</text:span>| <text:span text:style-name="T2">1</text:span> |-<text:span text:style-name="T2">2</text:span>|-<text:span text:style-name="T2">2</text:span>|-<text:span text:style-name="T2">2</text:span>|-<text:span text:style-name="T2">2</text:span>|-<text:span text:style-name="T2">2</text:span>|-<text:span text:style-name="T2">2</text:span>| <text:span text:style-name="T2">4 </text:span>|-<text:span text:style-name="T2">2</text:span>|-<text:span text:style-name="T2">2 </text:span>|-<text:span text:style-name="T2">2 </text:span>|-<text:span text:style-name="T2">2 </text:span>|-<text:span text:style-name="T2">2 </text:span>|-<text:span text:style-name="T2">2 </text:span>| <text:span text:style-name="T10">8 </text:span>|-<text:span text:style-name="T10">2</text:span>| ...<text:span text:style-name="T2">]</text:span> <text:s/></text:p>
      <text:p text:style-name="P5"/>
      <text:p text:style-name="P6"><text:tab/>E como dito à cima os casos ímpares serão tratados de forma diferente fazendo com que sejam acessadas apenas as posições pares de memória, então, entre um ímpar e o próximo par da sequência que será apontada na segunda interação da função, aqui terá um apontamento direto. Ex:</text:p>
      <text:p text:style-name="P6"/>
      <text:p text:style-name="P13">x = 10: 10 → 5 → <text:span text:style-name="T1">16 → 8 → 4 → 2 → 1</text:span></text:p>
      <text:p text:style-name="P16"/>
      <text:p text:style-name="P15"><text:s text:c="4"/>0 <text:s text:c="2"/>1 <text:s/>2 <text:s text:c="2"/>3 <text:s text:c="2"/>4 <text:s text:c="2"/>5 <text:s text:c="3"/>6 <text:s text:c="3"/>7 <text:s text:c="3"/>8 <text:s text:c="3"/>9 <text:s text:c="2"/>10 <text:s/>1<text:span text:style-name="T2">1</text:span> <text:s/>12 <text:s/>13 <text:s/>14 <text:s text:c="2"/>15 <text:s/>16 </text:p>
      <text:p text:style-name="P15">v[-<text:span text:style-name="T2">1</text:span>|-<text:span text:style-name="T2">1 </text:span>| <text:span text:style-name="T4">1</text:span> |-<text:span text:style-name="T2">2</text:span>| <text:span text:style-name="T4">2 </text:span>| <text:span text:style-name="T3">-2</text:span><text:span text:style-name="T2"> </text:span>| -<text:span text:style-name="T2">2 </text:span>| -<text:span text:style-name="T2">2 </text:span>| <text:span text:style-name="T4">4</text:span><text:span text:style-name="T2"> </text:span>| -<text:span text:style-name="T2">2 </text:span>| <text:span text:style-name="T4">16</text:span><text:span text:style-name="T2"> </text:span>| -<text:span text:style-name="T2">2 </text:span>| -<text:span text:style-name="T2">2 </text:span>| -<text:span text:style-name="T2">2 </text:span>| -<text:span text:style-name="T2">2 </text:span>| -<text:span text:style-name="T2">2 </text:span>| <text:span text:style-name="T4">8</text:span><text:span text:style-name="T2"> <text:s/></text:span>| ...<text:span text:style-name="T2">]</text:span> <text:s/></text:p>
      <text:p text:style-name="P5"/>
      <text:p text:style-name="P6"><text:tab/><text:span text:style-name="T19">Note que:</text:span> o valor na posição v[5] = -2, ou seja, se mantém como se não tivesse sido acessado, assim sendo v[10] = 16 diretamente, e tratamos essa passagem no programa atualizando o contador em 2 nesses casos.</text:p>
      <text:p text:style-name="P19"><text:soft-page-break/></text:p>
      <text:p text:style-name="P18"><text:tab/>Para especificar o tamanho máximo de posições do vetor foram feitos os seguintes passos:</text:p>
      <text:p text:style-name="P7"/>
      <text:p text:style-name="P23"><text:span text:style-name="T9"><text:tab/></text:span><text:span text:style-name="T20">a)</text:span><text:span text:style-name="T9"> Determinado o mínimo de memória no computador: 256 MB, para também não ficarmos limitados a números muito pequenos.</text:span></text:p>
      <text:p text:style-name="P23"><text:span text:style-name="T25"><text:tab/></text:span><text:span text:style-name="T22">b)</text:span><text:span text:style-name="T25"> Depois multplicado 256 por 1024 duas vezes seguidas para tomar a dimensão de mega bytes.</text:span></text:p>
      <text:p text:style-name="P23"><text:span text:style-name="T26"><text:tab/></text:span><text:span text:style-name="T23">c)</text:span><text:span text:style-name="T26"> Dividido por 8 pois é o tamanho que é comportado pela variável unsigned long int.</text:span></text:p>
      <text:p text:style-name="P23"><text:span text:style-name="T26"><text:tab/>E assim chegamos em MAX = 3355443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21:28:09.816147615</meta:creation-date>
    <dc:date>2016-08-22T23:46:39.674631947</dc:date>
    <meta:editing-duration>PT1H8M28S</meta:editing-duration>
    <meta:editing-cycles>20</meta:editing-cycles>
    <meta:generator>LibreOffice/5.1.4.2$Linux_X86_64 LibreOffice_project/10m0$Build-2</meta:generator>
    <meta:document-statistic meta:table-count="0" meta:image-count="0" meta:object-count="0" meta:page-count="3" meta:paragraph-count="38" meta:word-count="1020" meta:character-count="5573" meta:non-whitespace-character-count="4449"/>
  </office:meta>
</office:document-meta>
</file>